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2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/>
    </style:style>
    <style:style style:name="P3" style:family="paragraph">
      <style:paragraph-properties fo:text-align="center"/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3.81cm" svg:y="0.68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23cm" svg:height="0.954cm" svg:x="6.242cm" svg:y="11.48cm">
          <draw:text-box>
            <text:p text:style-name="P2"><text:span text:style-name="T1">Problem Complexity</text:span></text:p>
          </draw:text-box>
        </draw:frame>
        <draw:frame draw:style-name="gr3" draw:text-style-name="P3" draw:layer="layout" svg:width="3.685cm" svg:height="2.797cm" svg:x="0cm" svg:y="4.695cm">
          <draw:text-box>
            <text:p text:style-name="P3"><text:span text:style-name="T1">Algorithm</text:span></text:p>
            <text:p text:style-name="P3"><text:span text:style-name="T1">Adaptability</text:span></text:p>
          </draw:text-box>
        </draw:frame>
        <draw:frame draw:style-name="gr4" draw:text-style-name="P3" draw:layer="layout" svg:width="3.81cm" svg:height="1.657cm" svg:x="4.88cm" svg:y="2.39cm">
          <draw:text-box>
            <text:p text:style-name="P3"><text:span text:style-name="T1">Baby</text:span></text:p>
            <text:p text:style-name="P3"><text:span text:style-name="T1">Machines</text:span></text:p>
          </draw:text-box>
        </draw:frame>
        <draw:frame draw:style-name="gr5" draw:text-style-name="P3" draw:layer="layout" svg:width="4.037cm" svg:height="3.962cm" svg:x="9.398cm" svg:y="6.6cm">
          <draw:text-box>
            <text:p text:style-name="P3"><text:span text:style-name="T1">Solutions</text:span></text:p>
            <text:p text:style-name="P3"><text:span text:style-name="T1">with</text:span></text:p>
            <text:p text:style-name="P3"><text:span text:style-name="T1">Abundant</text:span></text:p>
            <text:p text:style-name="P3"><text:span text:style-name="T1">Training Data</text:span></text:p>
          </draw:text-box>
        </draw:frame>
        <draw:line draw:style-name="gr6" draw:text-style-name="P1" draw:layer="layout" svg:x1="1.905cm" svg:y1="4.495cm" svg:x2="1.905cm" svg:y2="0.685cm">
          <text:p/>
        </draw:line>
        <draw:line draw:style-name="gr7" draw:text-style-name="P1" draw:layer="layout" svg:x1="1.905cm" svg:y1="10.845cm" svg:x2="1.905cm" svg:y2="6.4cm">
          <text:p/>
        </draw:line>
        <draw:line draw:style-name="gr6" draw:text-style-name="P1" draw:layer="layout" svg:x1="12.065cm" svg:y1="12.115cm" svg:x2="13.97cm" svg:y2="12.115cm">
          <text:p/>
        </draw:line>
        <draw:line draw:style-name="gr7" draw:text-style-name="P1" draw:layer="layout" svg:x1="3.81cm" svg:y1="12.115cm" svg:x2="6.35cm" svg:y2="12.115cm">
          <text:p/>
        </draw:line>
        <draw:line draw:style-name="gr7" draw:text-style-name="P1" draw:layer="layout" svg:x1="3.81cm" svg:y1="5.765cm" svg:x2="13.97cm" svg:y2="5.765cm">
          <text:p/>
        </draw:line>
        <draw:line draw:style-name="gr7" draw:text-style-name="P1" draw:layer="layout" svg:x1="8.89cm" svg:y1="0.685cm" svg:x2="8.89cm" svg:y2="10.845cm">
          <text:p/>
        </draw:line>
        <draw:frame draw:style-name="gr8" draw:text-style-name="P3" draw:layer="layout" svg:width="2.902cm" svg:height="3.73cm" svg:x="4.918cm" svg:y="6.58cm">
          <draw:text-box>
            <text:p text:style-name="P3"><text:span text:style-name="T1">Canned</text:span></text:p>
            <text:p text:style-name="P3"><text:span text:style-name="T1">Solutions</text:span></text:p>
            <text:p text:style-name="P3"><text:span text:style-name="T1">To Toy</text:span></text:p>
            <text:p text:style-name="P3"><text:span text:style-name="T1">Problems</text:span></text:p>
          </draw:text-box>
        </draw:frame>
        <draw:frame draw:style-name="gr2" draw:text-style-name="P3" draw:layer="layout" svg:width="3.393cm" svg:height="3.766cm" svg:x="9.725cm" svg:y="1.364cm">
          <draw:text-box>
            <text:p text:style-name="P3"><text:span text:style-name="T1">Learning</text:span></text:p>
            <text:p text:style-name="P3"><text:span text:style-name="T1">from </text:span></text:p>
            <text:p text:style-name="P3"><text:span text:style-name="T1">Experience</text:span></text:p>
            <text:p text:style-name="P3"><text:span text:style-name="T1">and</text:span></text:p>
            <text:p text:style-name="P3"><text:span text:style-name="T1">Being-To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60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2T21:53:15</meta:creation-date>
    <dc:date>2011-06-12T22:22:32</dc:date>
    <dc:creator>Bo Morgan</dc:creator>
    <meta:editing-duration>PT00H13M36S</meta:editing-duration>
    <meta:editing-cycles>1</meta:editing-cycles>
    <meta:document-statistic meta:object-count="13"/>
    <meta:generator>OpenOffice.org/3.2$Linux OpenOffice.org_project/320m19$Build-9505</meta:generator>
  </office:meta>
</office:document-meta>
</file>